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2.178in"/>
    </style:style>
    <style:style style:name="co28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44in" svg:height="0.6913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11">
            <text:p>2009-03-11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Preliminary research in progress; oscillators ordered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0.85">
            <text:p>85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0">
            <text:p>0.00%</text:p>
          </table:table-cell>
          <table:table-cell table:style-name="ce5" office:value-type="string">
            <text:p>Pending parts arrival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 office:value-type="string">
            <text:p>Portions of code have been written and compiled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4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table:number-columns-repeated="2" office:value-type="float" office:value="0">
            <text:p>0.00</text:p>
          </table:table-cell>
          <table:table-cell table:style-name="ce34" table:formula="of:=SUM([.E9:.T9])" office:value-type="float" office:value="49">
            <text:p>49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13" office:value-type="float" office:value="0">
            <text:p>0.00</text:p>
          </table:table-cell>
          <table:table-cell table:style-name="ce34" table:formula="of:=SUM([.E10:.T10])" office:value-type="float" office:value="0">
            <text:p>0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9" office:value-type="float" office:value="0">
            <text:p>0.00</text:p>
          </table:table-cell>
          <table:table-cell table:style-name="ce34" table:formula="of:=SUM([.E11:.T11])" office:value-type="float" office:value="36">
            <text:p>36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2:.T12])" office:value-type="float" office:value="24">
            <text:p>24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5">
            <text:p>5.00</text:p>
          </table:table-cell>
          <table:table-cell office:value-type="float" office:value="6">
            <text:p>6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office:value-type="float" office:value="7">
            <text:p>7.00</text:p>
          </table:table-cell>
          <table:table-cell office:value-type="float" office:value="4">
            <text:p>4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3:.T13])" office:value-type="float" office:value="53">
            <text:p>53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5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58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7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8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39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79.91">
            <text:p>$179.91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/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/>
          <table:table-cell table:number-columns-repeated="6" office:value-type="string">
            <text:p>Blank</text:p>
          </table:table-cell>
          <table:table-cell table:formula="of:=[.G28]*[.F2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29]*[.F29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04/14/2009</text:date>, <text:time>11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14T11:23:56.03</dc:date>
    <meta:editing-duration>PT23H01M46S</meta:editing-duration>
    <meta:editing-cycles>196</meta:editing-cycles>
    <meta:printed-by>Joseph Lenox</meta:printed-by>
    <meta:print-date>2008-11-05T17:55:14.48</meta:print-date>
    <dc:creator>Joseph Lenox</dc:creator>
    <meta:document-statistic meta:table-count="6" meta:cell-count="170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